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1" svg:font-family="'Times New Roman'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fo:min-height="1.524cm" fo:min-width="2.54cm" fo:padding-top="0.141cm" fo:padding-bottom="0.141cm" fo:padding-left="0.141cm" fo:padding-right="0.141cm"/>
    </style:style>
    <style:style style:name="gr2" style:family="graphic" style:parent-style-name="standard">
      <style:graphic-properties draw:stroke="none" draw:fill="solid" draw:fill-color="#c0c0c0" draw:shadow="hidden"/>
    </style:style>
    <style:style style:name="gr3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none" draw:fill="none" draw:textarea-vertical-align="top" fo:min-height="5.218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0.988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top" fo:min-height="7.058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1.202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0" style:family="graphic" style:parent-style-name="standard">
      <style:graphic-properties draw:stroke="none" draw:fill="none" draw:textarea-vertical-align="middle" fo:min-height="3.167cm" fo:min-width="2.54cm" fo:padding-top="0.141cm" fo:padding-bottom="0.141cm" fo:padding-left="0.141cm" fo:padding-right="0.141cm"/>
    </style:style>
    <style:style style:name="gr11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stroke="none" draw:fill="none" draw:textarea-vertical-align="top" fo:min-height="5.588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916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loext:graphic-properties draw:fill="none"/>
    </style:style>
    <style:style style:name="P3" style:family="paragraph">
      <loext:graphic-properties draw:fill="solid" draw:fill-color="#c0c0c0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cdcdcd" style:font-name="Calibri1" fo:font-size="36pt" fo:font-weight="bold" style:font-name-asian="Calibri1" style:font-size-asian="36pt" style:font-weight-asian="bold" style:font-name-complex="Calibri1" style:font-size-complex="36pt" style:font-weight-complex="bold"/>
    </style:style>
    <style:style style:name="T2" style:family="text">
      <style:text-properties fo:color="#000000" style:font-name="Times New Roman1" fo:font-size="14pt" style:font-name-asian="Times New Roman1" style:font-size-asian="14pt" style:font-name-complex="Times New Roman1" style:font-size-complex="14pt"/>
    </style:style>
    <style:style style:name="T3" style:family="text">
      <style:text-properties fo:color="#000000" style:font-name="Times New Roman1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4" style:family="text">
      <style:text-properties fo:color="#000000"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Развертывание-1" draw:style-name="dp1" draw:master-page-name="PM0">
        <draw:frame draw:style-name="gr1" draw:text-style-name="P2" draw:layer="layout" svg:width="9.056cm" svg:height="1.806cm" svg:x="5.972cm" svg:y="-1.806cm">
          <draw:text-box>
            <text:p text:style-name="P1"><text:span text:style-name="T1">Развертывание</text:span></text:p>
          </draw:text-box>
        </draw:frame>
        <draw:g>
          <draw:polygon draw:style-name="gr2" draw:text-style-name="P3" draw:layer="layout" svg:width="0.318cm" svg:height="5.818cm" svg:x="17.9cm" svg:y="20.083cm" svg:viewBox="0 0 319 5819" draw:points="0,5819 319,5502 319,0 0,317">
            <text:p/>
          </draw:polygon>
          <draw:polygon draw:style-name="gr3" draw:text-style-name="P2" draw:layer="layout" svg:width="0.318cm" svg:height="5.818cm" svg:x="17.9cm" svg:y="20.083cm" svg:viewBox="0 0 319 5819" draw:points="0,5819 319,5502 319,0 0,317">
            <text:p/>
          </draw:polygon>
        </draw:g>
        <draw:g>
          <draw:polygon draw:style-name="gr2" draw:text-style-name="P3" draw:layer="layout" svg:width="5.818cm" svg:height="0.318cm" svg:x="12.4cm" svg:y="20.083cm" svg:viewBox="0 0 5819 319" draw:points="0,319 5502,319 5819,0 317,0">
            <text:p/>
          </draw:polygon>
          <draw:polygon draw:style-name="gr3" draw:text-style-name="P2" draw:layer="layout" svg:width="5.818cm" svg:height="0.318cm" svg:x="12.4cm" svg:y="20.083cm" svg:viewBox="0 0 5819 319" draw:points="0,319 5502,319 5819,0 317,0">
            <text:p/>
          </draw:polygon>
        </draw:g>
        <draw:g>
          <draw:g>
            <draw:polygon draw:style-name="gr4" draw:text-style-name="P4" draw:layer="layout" svg:width="5.5cm" svg:height="5.5cm" svg:x="12.4cm" svg:y="20.4cm" svg:viewBox="0 0 5501 5501" draw:points="0,5501 5501,5501 5501,0 0,0">
              <text:p/>
            </draw:polygon>
            <draw:polygon draw:style-name="gr3" draw:text-style-name="P2" draw:layer="layout" svg:width="5.5cm" svg:height="5.5cm" svg:x="12.4cm" svg:y="20.4cm" svg:viewBox="0 0 5501 5501" draw:points="0,5501 5501,5501 5501,0 0,0">
              <text:p/>
            </draw:polygon>
          </draw:g>
          <draw:frame draw:style-name="gr5" draw:text-style-name="P2" draw:layer="layout" svg:width="5.5cm" svg:height="5.5cm" svg:x="12.4cm" svg:y="20.4cm">
            <draw:text-box>
              <text:p text:style-name="P1"><text:span text:style-name="T2">&lt;&lt;device&gt;&gt;</text:span></text:p>
              <text:p text:style-name="P1"><text:span text:style-name="T3">Устройство работника</text:span></text:p>
            </draw:text-box>
          </draw:frame>
        </draw:g>
        <draw:g>
          <draw:polygon draw:style-name="gr3" draw:text-style-name="P2" draw:layer="layout" svg:width="4.634cm" svg:height="1.523cm" svg:x="12.981cm" svg:y="22.479cm" svg:viewBox="0 0 4635 1524" draw:points="0,1524 4635,1524 4635,0 0,0">
            <text:p/>
          </draw:polygon>
          <draw:g>
            <draw:polygon draw:style-name="gr4" draw:text-style-name="P4" draw:layer="layout" svg:width="0.89cm" svg:height="0.318cm" svg:x="12.573cm" svg:y="22.765cm" svg:viewBox="0 0 891 319" draw:points="0,319 891,319 891,0 0,0">
              <text:p/>
            </draw:polygon>
            <draw:polygon draw:style-name="gr3" draw:text-style-name="P2" draw:layer="layout" svg:width="0.89cm" svg:height="0.318cm" svg:x="12.573cm" svg:y="22.765cm" svg:viewBox="0 0 891 319" draw:points="0,319 891,319 891,0 0,0">
              <text:p/>
            </draw:polygon>
          </draw:g>
          <draw:g>
            <draw:polygon draw:style-name="gr4" draw:text-style-name="P4" draw:layer="layout" svg:width="0.89cm" svg:height="0.318cm" svg:x="12.573cm" svg:y="23.4cm" svg:viewBox="0 0 891 319" draw:points="0,319 891,319 891,0 0,0">
              <text:p/>
            </draw:polygon>
            <draw:polygon draw:style-name="gr3" draw:text-style-name="P2" draw:layer="layout" svg:width="0.89cm" svg:height="0.318cm" svg:x="12.573cm" svg:y="23.4cm" svg:viewBox="0 0 891 319" draw:points="0,319 891,319 891,0 0,0">
              <text:p/>
            </draw:polygon>
          </draw:g>
          <draw:frame draw:style-name="gr6" draw:text-style-name="P5" draw:layer="layout" svg:width="2.435cm" svg:height="1.27cm" svg:x="14.229cm" svg:y="22.606cm">
            <draw:text-box>
              <text:p text:style-name="P1"><text:span text:style-name="T4">Telegram</text:span></text:p>
            </draw:text-box>
          </draw:frame>
        </draw:g>
        <draw:g>
          <draw:polygon draw:style-name="gr2" draw:text-style-name="P3" draw:layer="layout" svg:width="0.318cm" svg:height="5.818cm" svg:x="7.9cm" svg:y="20.083cm" svg:viewBox="0 0 319 5819" draw:points="0,5819 319,5501 319,0 0,317">
            <text:p/>
          </draw:polygon>
          <draw:polygon draw:style-name="gr3" draw:text-style-name="P2" draw:layer="layout" svg:width="0.318cm" svg:height="5.818cm" svg:x="7.9cm" svg:y="20.083cm" svg:viewBox="0 0 319 5819" draw:points="0,5819 319,5501 319,0 0,317">
            <text:p/>
          </draw:polygon>
        </draw:g>
        <draw:g>
          <draw:polygon draw:style-name="gr2" draw:text-style-name="P3" draw:layer="layout" svg:width="5.818cm" svg:height="0.318cm" svg:x="2.4cm" svg:y="20.083cm" svg:viewBox="0 0 5819 319" draw:points="0,319 5501,319 5819,0 317,0">
            <text:p/>
          </draw:polygon>
          <draw:polygon draw:style-name="gr3" draw:text-style-name="P2" draw:layer="layout" svg:width="5.818cm" svg:height="0.318cm" svg:x="2.4cm" svg:y="20.083cm" svg:viewBox="0 0 5819 319" draw:points="0,319 5501,319 5819,0 317,0">
            <text:p/>
          </draw:polygon>
        </draw:g>
        <draw:g>
          <draw:g>
            <draw:polygon draw:style-name="gr4" draw:text-style-name="P4" draw:layer="layout" svg:width="5.5cm" svg:height="5.5cm" svg:x="2.4cm" svg:y="20.4cm" svg:viewBox="0 0 5501 5501" draw:points="0,5501 5501,5501 5501,0 0,0">
              <text:p/>
            </draw:polygon>
            <draw:polygon draw:style-name="gr3" draw:text-style-name="P2" draw:layer="layout" svg:width="5.5cm" svg:height="5.5cm" svg:x="2.4cm" svg:y="20.4cm" svg:viewBox="0 0 5501 5501" draw:points="0,5501 5501,5501 5501,0 0,0">
              <text:p/>
            </draw:polygon>
          </draw:g>
          <draw:frame draw:style-name="gr5" draw:text-style-name="P5" draw:layer="layout" svg:width="5.5cm" svg:height="5.5cm" svg:x="2.4cm" svg:y="20.4cm">
            <draw:text-box>
              <text:p text:style-name="P1"><text:span text:style-name="T2">&lt;&lt;device&gt;&gt;</text:span></text:p>
              <text:p text:style-name="P1"><text:span text:style-name="T3">Устройство работника</text:span></text:p>
            </draw:text-box>
          </draw:frame>
        </draw:g>
        <draw:g>
          <draw:polygon draw:style-name="gr2" draw:text-style-name="P3" draw:layer="layout" svg:width="0.318cm" svg:height="7.658cm" svg:x="14.34cm" svg:y="10.042cm" svg:viewBox="0 0 319 7659" draw:points="0,7659 319,7341 319,0 0,317">
            <text:p/>
          </draw:polygon>
          <draw:polygon draw:style-name="gr3" draw:text-style-name="P2" draw:layer="layout" svg:width="0.318cm" svg:height="7.658cm" svg:x="14.34cm" svg:y="10.042cm" svg:viewBox="0 0 319 7659" draw:points="0,7659 319,7341 319,0 0,317">
            <text:p/>
          </draw:polygon>
        </draw:g>
        <draw:g>
          <draw:polygon draw:style-name="gr2" draw:text-style-name="P3" draw:layer="layout" svg:width="7.658cm" svg:height="0.318cm" svg:x="7cm" svg:y="10.042cm" svg:viewBox="0 0 7659 319" draw:points="0,319 7341,319 7659,0 317,0">
            <text:p/>
          </draw:polygon>
          <draw:polygon draw:style-name="gr3" draw:text-style-name="P2" draw:layer="layout" svg:width="7.658cm" svg:height="0.318cm" svg:x="7cm" svg:y="10.042cm" svg:viewBox="0 0 7659 319" draw:points="0,319 7341,319 7659,0 317,0">
            <text:p/>
          </draw:polygon>
        </draw:g>
        <draw:g>
          <draw:g>
            <draw:polygon draw:style-name="gr4" draw:text-style-name="P4" draw:layer="layout" svg:width="7.34cm" svg:height="7.34cm" svg:x="7cm" svg:y="10.36cm" svg:viewBox="0 0 7341 7341" draw:points="0,7341 7341,7341 7341,0 0,0">
              <text:p/>
            </draw:polygon>
            <draw:polygon draw:style-name="gr3" draw:text-style-name="P2" draw:layer="layout" svg:width="7.34cm" svg:height="7.34cm" svg:x="7cm" svg:y="10.36cm" svg:viewBox="0 0 7341 7341" draw:points="0,7341 7341,7341 7341,0 0,0">
              <text:p/>
            </draw:polygon>
          </draw:g>
          <draw:frame draw:style-name="gr7" draw:text-style-name="P2" draw:layer="layout" svg:width="7.34cm" svg:height="7.34cm" svg:x="7cm" svg:y="10.36cm">
            <draw:text-box>
              <text:p text:style-name="P1"><text:span text:style-name="T2">&lt;&lt;device&gt;&gt;</text:span></text:p>
              <text:p text:style-name="P1"><text:span text:style-name="T3">Сервер программного средства</text:span></text:p>
            </draw:text-box>
          </draw:frame>
        </draw:g>
        <draw:g>
          <draw:g>
            <draw:g>
              <draw:polygon draw:style-name="gr4" draw:text-style-name="P4" draw:layer="layout" svg:width="4.652cm" svg:height="1.468cm" svg:x="8.445cm" svg:y="12.2cm" svg:viewBox="0 0 4653 1469" draw:points="0,1469 4653,1469 4653,0 0,0">
                <text:p/>
              </draw:polygon>
              <draw:polygon draw:style-name="gr3" draw:text-style-name="P2" draw:layer="layout" svg:width="4.652cm" svg:height="1.468cm" svg:x="8.445cm" svg:y="12.2cm" svg:viewBox="0 0 4653 1469" draw:points="0,1469 4653,1469 4653,0 0,0">
                <text:p/>
              </draw:polygon>
            </draw:g>
            <draw:g>
              <draw:polygon draw:style-name="gr4" draw:text-style-name="P4" draw:layer="layout" svg:width="0.89cm" svg:height="0.367cm" svg:x="8cm" svg:y="12.383cm" svg:viewBox="0 0 891 368" draw:points="0,368 891,368 891,0 0,0">
                <text:p/>
              </draw:polygon>
              <draw:polygon draw:style-name="gr3" draw:text-style-name="P2" draw:layer="layout" svg:width="0.89cm" svg:height="0.367cm" svg:x="8cm" svg:y="12.383cm" svg:viewBox="0 0 891 368" draw:points="0,368 891,368 891,0 0,0">
                <text:p/>
              </draw:polygon>
            </draw:g>
          </draw:g>
          <draw:g>
            <draw:polygon draw:style-name="gr4" draw:text-style-name="P4" draw:layer="layout" svg:width="0.89cm" svg:height="0.367cm" svg:x="8cm" svg:y="13.117cm" svg:viewBox="0 0 891 368" draw:points="0,368 891,368 891,0 0,0">
              <text:p/>
            </draw:polygon>
            <draw:polygon draw:style-name="gr3" draw:text-style-name="P2" draw:layer="layout" svg:width="0.89cm" svg:height="0.367cm" svg:x="8cm" svg:y="13.117cm" svg:viewBox="0 0 891 368" draw:points="0,368 891,368 891,0 0,0">
              <text:p/>
            </draw:polygon>
          </draw:g>
          <draw:frame draw:style-name="gr8" draw:text-style-name="P2" draw:layer="layout" svg:width="4.206cm" svg:height="1.484cm" svg:x="8.89cm" svg:y="12.192cm">
            <draw:text-box>
              <text:p text:style-name="P1"><text:span text:style-name="T4">Java SE Runtime </text:span></text:p>
              <text:p text:style-name="P1"><text:span text:style-name="T4">Environment</text:span></text:p>
            </draw:text-box>
          </draw:frame>
        </draw:g>
        <draw:g>
          <draw:g>
            <draw:polygon draw:style-name="gr4" draw:text-style-name="P4" draw:layer="layout" svg:width="4.634cm" svg:height="1.468cm" svg:x="8.446cm" svg:y="15.814cm" svg:viewBox="0 0 4635 1469" draw:points="0,1469 4635,1469 4635,0 0,0">
              <text:p/>
            </draw:polygon>
            <draw:polygon draw:style-name="gr3" draw:text-style-name="P2" draw:layer="layout" svg:width="4.634cm" svg:height="1.468cm" svg:x="8.446cm" svg:y="15.814cm" svg:viewBox="0 0 4635 1469" draw:points="0,1469 4635,1469 4635,0 0,0">
              <text:p/>
            </draw:polygon>
          </draw:g>
          <draw:g>
            <draw:polygon draw:style-name="gr4" draw:text-style-name="P4" draw:layer="layout" svg:width="0.89cm" svg:height="0.367cm" svg:x="8.001cm" svg:y="15.998cm" svg:viewBox="0 0 891 368" draw:points="0,368 891,368 891,0 0,0">
              <text:p/>
            </draw:polygon>
            <draw:polygon draw:style-name="gr3" draw:text-style-name="P2" draw:layer="layout" svg:width="0.89cm" svg:height="0.367cm" svg:x="8.001cm" svg:y="15.998cm" svg:viewBox="0 0 891 368" draw:points="0,368 891,368 891,0 0,0">
              <text:p/>
            </draw:polygon>
          </draw:g>
          <draw:g>
            <draw:polygon draw:style-name="gr4" draw:text-style-name="P4" draw:layer="layout" svg:width="0.89cm" svg:height="0.367cm" svg:x="8.001cm" svg:y="16.732cm" svg:viewBox="0 0 891 368" draw:points="0,368 891,368 891,0 0,0">
              <text:p/>
            </draw:polygon>
            <draw:polygon draw:style-name="gr3" draw:text-style-name="P2" draw:layer="layout" svg:width="0.89cm" svg:height="0.367cm" svg:x="8.001cm" svg:y="16.732cm" svg:viewBox="0 0 891 368" draw:points="0,368 891,368 891,0 0,0">
              <text:p/>
            </draw:polygon>
          </draw:g>
          <draw:frame draw:style-name="gr8" draw:text-style-name="P2" draw:layer="layout" svg:width="3.247cm" svg:height="1.484cm" svg:x="9.271cm" svg:y="15.759cm">
            <draw:text-box>
              <text:p text:style-name="P1"><text:span text:style-name="T4">База данных</text:span></text:p>
              <text:p text:style-name="P1"><text:span text:style-name="T4">PostrgeSQL</text:span></text:p>
            </draw:text-box>
          </draw:frame>
        </draw:g>
        <draw:line draw:style-name="gr9" draw:text-style-name="P2" draw:layer="layout" svg:x1="5.6cm" svg:y1="20.101cm" svg:x2="10.671cm" svg:y2="17.7cm">
          <text:p/>
        </draw:line>
        <draw:line draw:style-name="gr9" draw:text-style-name="P2" draw:layer="layout" svg:x1="10.67cm" svg:y1="17.7cm" svg:x2="15.001cm" svg:y2="20.101cm">
          <text:p/>
        </draw:line>
        <draw:g>
          <draw:polygon draw:style-name="gr3" draw:text-style-name="P2" draw:layer="layout" svg:width="4.634cm" svg:height="1.523cm" svg:x="2.948cm" svg:y="22.479cm" svg:viewBox="0 0 4635 1524" draw:points="0,1524 4635,1524 4635,0 0,0">
            <text:p/>
          </draw:polygon>
          <draw:g>
            <draw:polygon draw:style-name="gr4" draw:text-style-name="P4" draw:layer="layout" svg:width="0.89cm" svg:height="0.318cm" svg:x="2.54cm" svg:y="22.765cm" svg:viewBox="0 0 891 319" draw:points="0,319 891,319 891,0 0,0">
              <text:p/>
            </draw:polygon>
            <draw:polygon draw:style-name="gr3" draw:text-style-name="P2" draw:layer="layout" svg:width="0.89cm" svg:height="0.318cm" svg:x="2.54cm" svg:y="22.765cm" svg:viewBox="0 0 891 319" draw:points="0,319 891,319 891,0 0,0">
              <text:p/>
            </draw:polygon>
          </draw:g>
          <draw:g>
            <draw:polygon draw:style-name="gr4" draw:text-style-name="P4" draw:layer="layout" svg:width="0.89cm" svg:height="0.318cm" svg:x="2.54cm" svg:y="23.4cm" svg:viewBox="0 0 891 319" draw:points="0,319 891,319 891,0 0,0">
              <text:p/>
            </draw:polygon>
            <draw:polygon draw:style-name="gr3" draw:text-style-name="P2" draw:layer="layout" svg:width="0.89cm" svg:height="0.318cm" svg:x="2.54cm" svg:y="23.4cm" svg:viewBox="0 0 891 319" draw:points="0,319 891,319 891,0 0,0">
              <text:p/>
            </draw:polygon>
          </draw:g>
          <draw:frame draw:style-name="gr6" draw:text-style-name="P5" draw:layer="layout" svg:width="2.435cm" svg:height="1.27cm" svg:x="4.196cm" svg:y="22.606cm">
            <draw:text-box>
              <text:p text:style-name="P1"><text:span text:style-name="T4">Telegram</text:span></text:p>
            </draw:text-box>
          </draw:frame>
        </draw:g>
        <draw:g>
          <draw:polygon draw:style-name="gr3" draw:text-style-name="P2" draw:layer="layout" svg:width="4.634cm" svg:height="1.523cm" svg:x="8.399cm" svg:y="13.995cm" svg:viewBox="0 0 4635 1524" draw:points="0,1524 4635,1524 4635,0 0,0">
            <text:p/>
          </draw:polygon>
          <draw:g>
            <draw:polygon draw:style-name="gr4" draw:text-style-name="P4" draw:layer="layout" svg:width="0.89cm" svg:height="0.318cm" svg:x="7.991cm" svg:y="14.281cm" svg:viewBox="0 0 891 319" draw:points="0,319 891,319 891,0 0,0">
              <text:p/>
            </draw:polygon>
            <draw:polygon draw:style-name="gr3" draw:text-style-name="P2" draw:layer="layout" svg:width="0.89cm" svg:height="0.318cm" svg:x="7.991cm" svg:y="14.281cm" svg:viewBox="0 0 891 319" draw:points="0,319 891,319 891,0 0,0">
              <text:p/>
            </draw:polygon>
          </draw:g>
          <draw:g>
            <draw:polygon draw:style-name="gr4" draw:text-style-name="P4" draw:layer="layout" svg:width="0.89cm" svg:height="0.318cm" svg:x="7.991cm" svg:y="14.916cm" svg:viewBox="0 0 891 319" draw:points="0,319 891,319 891,0 0,0">
              <text:p/>
            </draw:polygon>
            <draw:polygon draw:style-name="gr3" draw:text-style-name="P2" draw:layer="layout" svg:width="0.89cm" svg:height="0.318cm" svg:x="7.991cm" svg:y="14.916cm" svg:viewBox="0 0 891 319" draw:points="0,319 891,319 891,0 0,0">
              <text:p/>
            </draw:polygon>
          </draw:g>
          <draw:frame draw:style-name="gr10" draw:text-style-name="P5" draw:layer="layout" svg:width="6.18cm" svg:height="3.449cm" svg:x="7.747cm" svg:y="13.034cm">
            <draw:text-box>
              <text:p text:style-name="P1"><text:span text:style-name="T4">ПС</text:span></text:p>
              <text:p text:style-name="P1"><text:span text:style-name="T4">Developers Bot</text:span></text:p>
            </draw:text-box>
          </draw:frame>
        </draw:g>
        <draw:line draw:style-name="gr11" draw:text-style-name="P6" draw:layer="layout" svg:x1="5.334cm" svg:y1="7.493cm" svg:x2="10.465cm" svg:y2="10.058cm">
          <text:p/>
        </draw:line>
        <draw:g>
          <draw:polygon draw:style-name="gr2" draw:text-style-name="P3" draw:layer="layout" svg:width="0.318cm" svg:height="6.187cm" svg:x="8.1cm" svg:y="1.347cm" svg:viewBox="0 0 319 6188" draw:points="0,6188 319,5870 319,0 0,317">
            <text:p/>
          </draw:polygon>
          <draw:polygon draw:style-name="gr3" draw:text-style-name="P2" draw:layer="layout" svg:width="0.318cm" svg:height="6.187cm" svg:x="8.1cm" svg:y="1.347cm" svg:viewBox="0 0 319 6188" draw:points="0,6188 319,5870 319,0 0,317">
            <text:p/>
          </draw:polygon>
        </draw:g>
        <draw:g>
          <draw:polygon draw:style-name="gr2" draw:text-style-name="P3" draw:layer="layout" svg:width="6.187cm" svg:height="0.318cm" svg:x="2.23cm" svg:y="1.347cm" svg:viewBox="0 0 6188 319" draw:points="0,319 5870,319 6188,0 317,0">
            <text:p/>
          </draw:polygon>
          <draw:polygon draw:style-name="gr3" draw:text-style-name="P2" draw:layer="layout" svg:width="6.187cm" svg:height="0.318cm" svg:x="2.23cm" svg:y="1.347cm" svg:viewBox="0 0 6188 319" draw:points="0,319 5870,319 6188,0 317,0">
            <text:p/>
          </draw:polygon>
        </draw:g>
        <draw:g>
          <draw:g>
            <draw:polygon draw:style-name="gr4" draw:text-style-name="P4" draw:layer="layout" svg:width="5.87cm" svg:height="5.87cm" svg:x="2.23cm" svg:y="1.665cm" svg:viewBox="0 0 5871 5871" draw:points="0,5871 5871,5871 5871,0 0,0">
              <text:p/>
            </draw:polygon>
            <draw:polygon draw:style-name="gr3" draw:text-style-name="P2" draw:layer="layout" svg:width="5.87cm" svg:height="5.87cm" svg:x="2.23cm" svg:y="1.665cm" svg:viewBox="0 0 5871 5871" draw:points="0,5871 5871,5871 5871,0 0,0">
              <text:p/>
            </draw:polygon>
          </draw:g>
          <draw:frame draw:style-name="gr12" draw:text-style-name="P2" draw:layer="layout" svg:width="5.87cm" svg:height="5.87cm" svg:x="2.23cm" svg:y="1.665cm">
            <draw:text-box>
              <text:p text:style-name="P1"><text:span text:style-name="T2">&lt;&lt;device&gt;&gt;</text:span></text:p>
              <text:p text:style-name="P1"><text:span text:style-name="T3">Сервер TeamCity</text:span></text:p>
            </draw:text-box>
          </draw:frame>
        </draw:g>
        <draw:g>
          <draw:polygon draw:style-name="gr4" draw:text-style-name="P4" draw:layer="layout" svg:width="4.652cm" svg:height="1.468cm" svg:x="2.949cm" svg:y="3.535cm" svg:viewBox="0 0 4653 1469" draw:points="0,1469 4653,1469 4653,0 0,0">
            <text:p/>
          </draw:polygon>
          <draw:polygon draw:style-name="gr3" draw:text-style-name="P2" draw:layer="layout" svg:width="4.652cm" svg:height="1.468cm" svg:x="2.949cm" svg:y="3.535cm" svg:viewBox="0 0 4653 1469" draw:points="0,1469 4653,1469 4653,0 0,0">
            <text:p/>
          </draw:polygon>
        </draw:g>
        <draw:g>
          <draw:polygon draw:style-name="gr4" draw:text-style-name="P4" draw:layer="layout" svg:width="0.89cm" svg:height="0.367cm" svg:x="2.504cm" svg:y="3.718cm" svg:viewBox="0 0 891 368" draw:points="0,368 891,368 891,0 0,0">
            <text:p/>
          </draw:polygon>
          <draw:polygon draw:style-name="gr3" draw:text-style-name="P2" draw:layer="layout" svg:width="0.89cm" svg:height="0.367cm" svg:x="2.504cm" svg:y="3.718cm" svg:viewBox="0 0 891 368" draw:points="0,368 891,368 891,0 0,0">
            <text:p/>
          </draw:polygon>
        </draw:g>
        <draw:g>
          <draw:polygon draw:style-name="gr4" draw:text-style-name="P4" draw:layer="layout" svg:width="0.89cm" svg:height="0.367cm" svg:x="2.504cm" svg:y="4.452cm" svg:viewBox="0 0 891 368" draw:points="0,368 891,368 891,0 0,0">
            <text:p/>
          </draw:polygon>
          <draw:polygon draw:style-name="gr3" draw:text-style-name="P2" draw:layer="layout" svg:width="0.89cm" svg:height="0.367cm" svg:x="2.504cm" svg:y="4.452cm" svg:viewBox="0 0 891 368" draw:points="0,368 891,368 891,0 0,0">
            <text:p/>
          </draw:polygon>
        </draw:g>
        <draw:frame draw:style-name="gr8" draw:text-style-name="P2" draw:layer="layout" svg:width="4.206cm" svg:height="1.484cm" svg:x="3.494cm" svg:y="3.527cm">
          <draw:text-box>
            <text:p text:style-name="P1"><text:span text:style-name="T4">Java SE Runtime </text:span></text:p>
            <text:p text:style-name="P1"><text:span text:style-name="T4">Environment</text:span></text:p>
          </draw:text-box>
        </draw:frame>
        <draw:g>
          <draw:polygon draw:style-name="gr3" draw:text-style-name="P2" draw:layer="layout" svg:width="4.634cm" svg:height="1.523cm" svg:x="2.985cm" svg:y="5.407cm" svg:viewBox="0 0 4635 1524" draw:points="0,1524 4635,1524 4635,0 0,0">
            <text:p/>
          </draw:polygon>
          <draw:g>
            <draw:polygon draw:style-name="gr4" draw:text-style-name="P4" draw:layer="layout" svg:width="0.89cm" svg:height="0.318cm" svg:x="2.577cm" svg:y="5.693cm" svg:viewBox="0 0 891 319" draw:points="0,319 891,319 891,0 0,0">
              <text:p/>
            </draw:polygon>
            <draw:polygon draw:style-name="gr3" draw:text-style-name="P2" draw:layer="layout" svg:width="0.89cm" svg:height="0.318cm" svg:x="2.577cm" svg:y="5.693cm" svg:viewBox="0 0 891 319" draw:points="0,319 891,319 891,0 0,0">
              <text:p/>
            </draw:polygon>
          </draw:g>
          <draw:g>
            <draw:polygon draw:style-name="gr4" draw:text-style-name="P4" draw:layer="layout" svg:width="0.89cm" svg:height="0.318cm" svg:x="2.577cm" svg:y="6.328cm" svg:viewBox="0 0 891 319" draw:points="0,319 891,319 891,0 0,0">
              <text:p/>
            </draw:polygon>
            <draw:polygon draw:style-name="gr3" draw:text-style-name="P2" draw:layer="layout" svg:width="0.89cm" svg:height="0.318cm" svg:x="2.577cm" svg:y="6.328cm" svg:viewBox="0 0 891 319" draw:points="0,319 891,319 891,0 0,0">
              <text:p/>
            </draw:polygon>
          </draw:g>
          <draw:frame draw:style-name="gr6" draw:text-style-name="P5" draw:layer="layout" svg:width="2.435cm" svg:height="1.27cm" svg:x="4.233cm" svg:y="5.534cm">
            <draw:text-box>
              <text:p text:style-name="P1"><text:span text:style-name="T4">TeamCity</text:span></text:p>
            </draw:text-box>
          </draw:frame>
        </draw:g>
        <draw:line draw:style-name="gr11" draw:text-style-name="P6" draw:layer="layout" svg:x1="10.414cm" svg:y1="10.033cm" svg:x2="15.621cm" svg:y2="7.366cm">
          <text:p/>
        </draw:line>
        <draw:g>
          <draw:polygon draw:style-name="gr2" draw:text-style-name="P3" draw:layer="layout" svg:width="0.318cm" svg:height="6.187cm" svg:x="18.77cm" svg:y="1.347cm" svg:viewBox="0 0 319 6188" draw:points="0,6188 319,5870 319,0 0,317">
            <text:p/>
          </draw:polygon>
          <draw:polygon draw:style-name="gr3" draw:text-style-name="P2" draw:layer="layout" svg:width="0.318cm" svg:height="6.187cm" svg:x="18.77cm" svg:y="1.347cm" svg:viewBox="0 0 319 6188" draw:points="0,6188 319,5870 319,0 0,317">
            <text:p/>
          </draw:polygon>
        </draw:g>
        <draw:g>
          <draw:polygon draw:style-name="gr2" draw:text-style-name="P3" draw:layer="layout" svg:width="6.187cm" svg:height="0.318cm" svg:x="12.9cm" svg:y="1.347cm" svg:viewBox="0 0 6188 319" draw:points="0,319 5870,319 6188,0 317,0">
            <text:p/>
          </draw:polygon>
          <draw:polygon draw:style-name="gr3" draw:text-style-name="P2" draw:layer="layout" svg:width="6.187cm" svg:height="0.318cm" svg:x="12.9cm" svg:y="1.347cm" svg:viewBox="0 0 6188 319" draw:points="0,319 5870,319 6188,0 317,0">
            <text:p/>
          </draw:polygon>
        </draw:g>
        <draw:g>
          <draw:g>
            <draw:polygon draw:style-name="gr4" draw:text-style-name="P4" draw:layer="layout" svg:width="5.87cm" svg:height="5.87cm" svg:x="12.9cm" svg:y="1.665cm" svg:viewBox="0 0 5871 5871" draw:points="0,5871 5871,5871 5871,0 0,0">
              <text:p/>
            </draw:polygon>
            <draw:polygon draw:style-name="gr3" draw:text-style-name="P2" draw:layer="layout" svg:width="5.87cm" svg:height="5.87cm" svg:x="12.9cm" svg:y="1.665cm" svg:viewBox="0 0 5871 5871" draw:points="0,5871 5871,5871 5871,0 0,0">
              <text:p/>
            </draw:polygon>
          </draw:g>
          <draw:frame draw:style-name="gr12" draw:text-style-name="P2" draw:layer="layout" svg:width="5.87cm" svg:height="5.87cm" svg:x="12.9cm" svg:y="1.665cm">
            <draw:text-box>
              <text:p text:style-name="P1"><text:span text:style-name="T2">&lt;&lt;device&gt;&gt;</text:span></text:p>
              <text:p text:style-name="P1"><text:span text:style-name="T3">Сервер JIRA</text:span></text:p>
            </draw:text-box>
          </draw:frame>
        </draw:g>
        <draw:g>
          <draw:polygon draw:style-name="gr4" draw:text-style-name="P4" draw:layer="layout" svg:width="4.652cm" svg:height="1.468cm" svg:x="13.719cm" svg:y="3.535cm" svg:viewBox="0 0 4653 1469" draw:points="0,1469 4653,1469 4653,0 0,0">
            <text:p/>
          </draw:polygon>
          <draw:polygon draw:style-name="gr3" draw:text-style-name="P2" draw:layer="layout" svg:width="4.652cm" svg:height="1.468cm" svg:x="13.719cm" svg:y="3.535cm" svg:viewBox="0 0 4653 1469" draw:points="0,1469 4653,1469 4653,0 0,0">
            <text:p/>
          </draw:polygon>
        </draw:g>
        <draw:g>
          <draw:polygon draw:style-name="gr4" draw:text-style-name="P4" draw:layer="layout" svg:width="0.89cm" svg:height="0.367cm" svg:x="13.274cm" svg:y="3.718cm" svg:viewBox="0 0 891 368" draw:points="0,368 891,368 891,0 0,0">
            <text:p/>
          </draw:polygon>
          <draw:polygon draw:style-name="gr3" draw:text-style-name="P2" draw:layer="layout" svg:width="0.89cm" svg:height="0.367cm" svg:x="13.274cm" svg:y="3.718cm" svg:viewBox="0 0 891 368" draw:points="0,368 891,368 891,0 0,0">
            <text:p/>
          </draw:polygon>
        </draw:g>
        <draw:g>
          <draw:polygon draw:style-name="gr4" draw:text-style-name="P4" draw:layer="layout" svg:width="0.89cm" svg:height="0.367cm" svg:x="13.274cm" svg:y="4.452cm" svg:viewBox="0 0 891 368" draw:points="0,368 891,368 891,0 0,0">
            <text:p/>
          </draw:polygon>
          <draw:polygon draw:style-name="gr3" draw:text-style-name="P2" draw:layer="layout" svg:width="0.89cm" svg:height="0.367cm" svg:x="13.274cm" svg:y="4.452cm" svg:viewBox="0 0 891 368" draw:points="0,368 891,368 891,0 0,0">
            <text:p/>
          </draw:polygon>
        </draw:g>
        <draw:frame draw:style-name="gr8" draw:text-style-name="P2" draw:layer="layout" svg:width="4.206cm" svg:height="1.484cm" svg:x="14.164cm" svg:y="3.527cm">
          <draw:text-box>
            <text:p text:style-name="P1"><text:span text:style-name="T4">Java SE Runtime </text:span></text:p>
            <text:p text:style-name="P1"><text:span text:style-name="T4">Environment</text:span></text:p>
          </draw:text-box>
        </draw:frame>
        <draw:g>
          <draw:polygon draw:style-name="gr3" draw:text-style-name="P2" draw:layer="layout" svg:width="4.634cm" svg:height="1.523cm" svg:x="13.653cm" svg:y="5.307cm" svg:viewBox="0 0 4635 1524" draw:points="0,1524 4635,1524 4635,0 0,0">
            <text:p/>
          </draw:polygon>
          <draw:g>
            <draw:polygon draw:style-name="gr4" draw:text-style-name="P4" draw:layer="layout" svg:width="0.89cm" svg:height="0.318cm" svg:x="13.245cm" svg:y="5.593cm" svg:viewBox="0 0 891 319" draw:points="0,319 891,319 891,0 0,0">
              <text:p/>
            </draw:polygon>
            <draw:polygon draw:style-name="gr3" draw:text-style-name="P2" draw:layer="layout" svg:width="0.89cm" svg:height="0.318cm" svg:x="13.245cm" svg:y="5.593cm" svg:viewBox="0 0 891 319" draw:points="0,319 891,319 891,0 0,0">
              <text:p/>
            </draw:polygon>
          </draw:g>
          <draw:g>
            <draw:polygon draw:style-name="gr4" draw:text-style-name="P4" draw:layer="layout" svg:width="0.89cm" svg:height="0.318cm" svg:x="13.245cm" svg:y="6.228cm" svg:viewBox="0 0 891 319" draw:points="0,319 891,319 891,0 0,0">
              <text:p/>
            </draw:polygon>
            <draw:polygon draw:style-name="gr3" draw:text-style-name="P2" draw:layer="layout" svg:width="0.89cm" svg:height="0.318cm" svg:x="13.245cm" svg:y="6.228cm" svg:viewBox="0 0 891 319" draw:points="0,319 891,319 891,0 0,0">
              <text:p/>
            </draw:polygon>
          </draw:g>
          <draw:frame draw:style-name="gr6" draw:text-style-name="P5" draw:layer="layout" svg:width="2.435cm" svg:height="1.27cm" svg:x="14.901cm" svg:y="5.434cm">
            <draw:text-box>
              <text:p text:style-name="P1"><text:span text:style-name="T4">JIRA</text:span></text:p>
            </draw:text-box>
          </draw:frame>
        </draw:g>
        <draw:frame draw:style-name="gr13" draw:text-style-name="P7" draw:layer="layout" svg:width="1.416cm" svg:height="0.721cm" svg:x="5.969cm" svg:y="8.255cm">
          <draw:text-box>
            <text:p><text:span text:style-name="T5">https</text:span></text:p>
          </draw:text-box>
        </draw:frame>
        <draw:frame draw:style-name="gr13" draw:text-style-name="P7" draw:layer="layout" svg:width="1.416cm" svg:height="0.721cm" svg:x="13.335cm" svg:y="8.296cm">
          <draw:text-box>
            <text:p><text:span text:style-name="T5">htt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imes New Roman1" svg:font-family="'Times New Roman'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1T00:37:34.359487000</dc:date>
    <meta:creation-date>2017-04-09T17:36:50Z</meta:creation-date>
    <meta:initial-creator>Windows User</meta:initial-creator>
    <meta:generator>LibreOffice_Vanilla/5.2.3.5$MacOSX_X86_64 LibreOffice_project/83adc9c35c74e0badc710d981405858b1179a327</meta:generator>
    <meta:editing-duration>PT8M32S</meta:editing-duration>
    <meta:editing-cycles>4</meta:editing-cycles>
    <meta:document-statistic meta:object-count="150"/>
    <meta:user-defined meta:name="category"/>
    <meta:template xlink:type="simple" xlink:actuate="onRequest" xlink:title="UMLMOD_M.VST" xlink:href=""/>
  </office:meta>
</office:document-meta>
</file>